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d653" officeooo:paragraph-rsid="0019d6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il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8T15:34:47.553919226</meta:creation-date>
    <dc:date>2023-09-08T15:35:22.203180255</dc:date>
    <meta:editing-duration>PT35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7.3.5.2$Linux_X86_64 LibreOffice_project/30$Build-2</meta:generator>
  </office:meta>
</office:document-meta>
</file>